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36b70" officeooo:paragraph-rsid="00136b7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36b70" officeooo:paragraph-rsid="00136b7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4d9fb" officeooo:paragraph-rsid="0014d9fb" style:font-size-asian="10.5pt" style:font-weight-asian="normal" style:font-size-complex="12pt" style:font-weight-complex="normal"/>
    </style:style>
    <style:style style:name="T1" style:family="text">
      <style:text-properties officeooo:rsid="00136b70"/>
    </style:style>
    <style:style style:name="T2" style:family="text">
      <style:text-properties officeooo:rsid="0014d9fb"/>
    </style:style>
    <style:style style:name="T3" style:family="text">
      <style:text-properties officeooo:rsid="0014f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Sistema de Hotel</text:p>
      <text:p text:style-name="P1"/>
      <text:p text:style-name="P3">Parte 1</text:p>
      <text:p text:style-name="P3"/>
      <text:p text:style-name="P2">Cliente: Nome, telefone, e-mail, endereço, cpf e profissão.</text:p>
      <text:p text:style-name="P2"/>
      <text:p text:style-name="P2">Funcionario, Nome, telefone, e-mail, endereco, cpf, carteira de trabalho e cargo.</text:p>
      <text:p text:style-name="P2"/>
      <text:p text:style-name="P2">Suites: <text:span text:style-name="T2">Tipo de suite,</text:span> disponi<text:span text:style-name="T2">vel</text:span>. </text:p>
      <text:p text:style-name="P2"/>
      <text:p text:style-name="P3">Tipo de suite: <text:span text:style-name="T1">Standard, Master e Deluxe, </text:span><text:span text:style-name="T3">valor.</text:span></text:p>
      <text:p text:style-name="P2"/>
      <text:p text:style-name="P3">Parte 2:</text:p>
      <text:p text:style-name="P3"/>
      <text:p text:style-name="P3">Hospedagem: <text:span text:style-name="T1">suíte, cliente, </text:span>data <text:span text:style-name="T3">de reserva</text:span>, informações de pagamento, número do cartão de acesso, <text:span text:style-name="T3">data checkout e data check-in.</text:span></text:p>
      <text:p text:style-name="P2"/>
      <text:p text:style-name="P2"/>
      <text:p text:style-name="P3">Registro de serviços, código da hospedagem, descrição do serviço e valor.</text:p>
      <text:p text:style-name="P3"/>
      <text:p text:style-name="P2"/>
      <text:p text:style-name="P2"/>
      <text:p text:style-name="P2"/>
      <text:p text:style-name="P1">Objetivos do sistema:</text:p>
      <text:p text:style-name="P2"/>
      <text:p text:style-name="P2">Intuito do sistema é melhorar o desempenho do hotel desenvolvendo um sistema otimizado e prático, assim visando melhorar o atendimento dos clientes e o trabalho dos funcionários.</text:p>
      <text:p text:style-name="P2"/>
      <text:p text:style-name="P2">Cadastro dos funcionários com suas respectivas funções, Nome, telefone, e-mail, endereço, cpf, carteira de trabalho e cargo. </text:p>
      <text:p text:style-name="P2"/>
      <text:p text:style-name="P2">Teremos o cadastro de clientes, conténdo nome, telefone, e-mail, endereço, cpf e profissão.</text:p>
      <text:p text:style-name="P2"/>
      <text:p text:style-name="P2">Cadastro das Suites, com opções de Standard, Master e Deluxe e disponibilidade. </text:p>
      <text:p text:style-name="P2"/>
      <text:p text:style-name="P2">Registro da reserva da suíte e serviços que foram utilizados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4T13:57:01.016000000</meta:creation-date>
    <dc:date>2022-11-04T16:58:09.385000000</dc:date>
    <meta:editing-duration>PT3H1M11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5" meta:word-count="151" meta:character-count="1017" meta:non-whitespace-character-count="873"/>
  </office:meta>
</office:document-meta>
</file>